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thodischer Rahmen (MCI)</text:p>
      <text:p text:style-name="P1">Im methodischen Rahmen dieses Projektes wird das ISO EN DIN 9241-210 als Vorgehensmodell verwendet. Im Zuge dessen werden Stakeholder festgestellt, definiert und daraufhin analysiert. Diese Analyse besteht aus der Erstellung von User Profiles sowie die daraus entstehenden Personaes. Das Ergebnis dieses Vorgehens sollen weitere ergänzende Anforderungen sein. Diese Anforderungen werden schließlich mit den vorangegangenen Anforderungen evalu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0-23T12:07:29.36</dc:date>
    <meta:editing-duration>PT3H10M13S</meta:editing-duration>
    <meta:editing-cycles>3</meta:editing-cycles>
    <meta:generator>OpenOffice/4.1.1$Win32 OpenOffice.org_project/411m6$Build-9775</meta:generator>
    <meta:document-statistic meta:table-count="0" meta:image-count="0" meta:object-count="0" meta:page-count="1" meta:paragraph-count="2" meta:word-count="59" meta:character-count="472"/>
  </office:meta>
</office:document-meta>
</file>